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2" svg:stroke-width="0.094cm" svg:stroke-color="#000000" svg:stroke-opacity="50%" draw:stroke-linejoin="miter" draw:fill="solid" draw:fill-color="#729fcf" draw:opacity="50%" fo:padding-top="0.172cm" fo:padding-bottom="0.172cm" fo:padding-left="0.297cm" fo:padding-right="0.297cm"/>
    </style:style>
    <style:style style:name="gr2" style:family="graphic" style:parent-style-name="standard">
      <style:graphic-properties draw:stroke="solid" draw:stroke-dash="dash3" svg:stroke-width="0.094cm" svg:stroke-color="#000000" svg:stroke-opacity="50%" draw:stroke-linejoin="miter" draw:fill="solid" draw:fill-color="#ad7fa8" draw:opacity="50%" fo:padding-top="0.172cm" fo:padding-bottom="0.172cm" fo:padding-left="0.297cm" fo:padding-right="0.297cm"/>
    </style:style>
    <style:style style:name="gr3" style:family="graphic" style:parent-style-name="standard">
      <style:graphic-properties draw:stroke="solid" draw:stroke-dash="dash5" svg:stroke-width="0.094cm" svg:stroke-color="#000000" svg:stroke-opacity="50%" draw:stroke-linejoin="miter" draw:fill="solid" draw:fill-color="#ad7fa8" draw:opacity="50%" fo:padding-top="0.172cm" fo:padding-bottom="0.172cm" fo:padding-left="0.297cm" fo:padding-right="0.297cm"/>
    </style:style>
    <style:style style:name="gr4" style:family="graphic" style:parent-style-name="standard">
      <style:graphic-properties draw:stroke="solid" draw:stroke-dash="dash7" svg:stroke-width="0.094cm" svg:stroke-color="#000000" svg:stroke-opacity="50%" draw:stroke-linejoin="miter" draw:fill="solid" draw:fill-color="#ad7fa8" draw:opacity="50%" fo:padding-top="0.172cm" fo:padding-bottom="0.172cm" fo:padding-left="0.297cm" fo:padding-right="0.297cm"/>
    </style:style>
    <style:style style:name="gr5" style:family="graphic" style:parent-style-name="standard">
      <style:graphic-properties draw:stroke="solid" draw:stroke-dash="dash8" svg:stroke-width="0.094cm" svg:stroke-color="#000000" svg:stroke-opacity="50%" draw:stroke-linejoin="miter" draw:fill="solid" draw:fill-color="#fcaf3e" draw:opacity="50%" fo:padding-top="0.172cm" fo:padding-bottom="0.172cm" fo:padding-left="0.297cm" fo:padding-right="0.29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0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1.3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1.657cm"/>
    </style:style>
    <style:style style:name="P1" style:family="paragraph">
      <loext:graphic-properties draw:fill="solid" draw:fill-color="#729fcf" draw:opacity="50%"/>
      <style:text-properties fo:font-size="12pt" style:font-size-asian="18pt" style:font-size-complex="18pt"/>
    </style:style>
    <style:style style:name="P2" style:family="paragraph">
      <loext:graphic-properties draw:fill="solid" draw:fill-color="#ad7fa8" draw:opacity="50%"/>
      <style:text-properties fo:font-size="12pt" style:font-size-asian="18pt" style:font-size-complex="18pt"/>
    </style:style>
    <style:style style:name="P3" style:family="paragraph">
      <loext:graphic-properties draw:fill="solid" draw:fill-color="#fcaf3e" draw:opacity="50%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474cm" svg:height="1.474cm" svg:x="1.2cm" svg:y="7.79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cm" svg:y="9.518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cm" svg:y="11.143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2" draw:text-style-name="P2" draw:layer="layout" svg:width="1.474cm" svg:height="1.474cm" svg:x="4.553cm" svg:y="5.935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2" draw:text-style-name="P2" draw:layer="layout" svg:width="1.474cm" svg:height="1.474cm" svg:x="4.553cm" svg:y="7.671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2" draw:text-style-name="P2" draw:layer="layout" svg:width="1.474cm" svg:height="1.474cm" svg:x="4.553cm" svg:y="9.40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2" draw:text-style-name="P2" draw:layer="layout" svg:width="1.474cm" svg:height="1.474cm" svg:x="4.553cm" svg:y="11.143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2" draw:text-style-name="P2" draw:layer="layout" svg:width="1.474cm" svg:height="1.474cm" svg:x="4.553cm" svg:y="12.88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3" draw:text-style-name="P2" xml:id="id1" draw:id="id1" draw:layer="layout" svg:width="1.474cm" svg:height="1.474cm" svg:x="8.314cm" svg:y="5.935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3" draw:text-style-name="P2" xml:id="id2" draw:id="id2" draw:layer="layout" svg:width="1.474cm" svg:height="1.474cm" svg:x="8.314cm" svg:y="7.671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3" draw:text-style-name="P2" xml:id="id3" draw:id="id3" draw:layer="layout" svg:width="1.474cm" svg:height="1.474cm" svg:x="8.314cm" svg:y="9.40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3" draw:text-style-name="P2" xml:id="id4" draw:id="id4" draw:layer="layout" svg:width="1.474cm" svg:height="1.474cm" svg:x="8.314cm" svg:y="11.143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3" draw:text-style-name="P2" xml:id="id5" draw:id="id5" draw:layer="layout" svg:width="1.474cm" svg:height="1.474cm" svg:x="8.314cm" svg:y="12.88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2.01cm" svg:y="5.935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2.01cm" svg:y="7.671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2.01cm" svg:y="9.40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2.01cm" svg:y="11.143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2.01cm" svg:y="12.88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5" draw:text-style-name="P3" draw:layer="layout" svg:width="1.474cm" svg:height="1.474cm" svg:x="18.712cm" svg:y="9.40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connector draw:style-name="gr6" draw:text-style-name="P4" draw:layer="layout" draw:type="line" svg:x1="2.675cm" svg:y1="8.408cm" svg:x2="4.552cm" svg:y2="6.672cm" svg:d="M2675 8408l1877-1736" svg:viewBox="0 0 1878 1737">
          <text:p/>
        </draw:connector>
        <draw:connector draw:style-name="gr6" draw:text-style-name="P4" draw:layer="layout" draw:type="line" svg:x1="2.675cm" svg:y1="8.408cm" svg:x2="4.552cm" svg:y2="8.408cm" svg:d="M2675 8408h1877" svg:viewBox="0 0 1878 1">
          <text:p/>
        </draw:connector>
        <draw:connector draw:style-name="gr6" draw:text-style-name="P4" draw:layer="layout" draw:type="line" svg:x1="2.675cm" svg:y1="8.408cm" svg:x2="4.552cm" svg:y2="10.145cm" svg:d="M2675 8408l1877 1737" svg:viewBox="0 0 1878 1738">
          <text:p/>
        </draw:connector>
        <draw:connector draw:style-name="gr6" draw:text-style-name="P4" draw:layer="layout" draw:type="line" svg:x1="2.675cm" svg:y1="8.408cm" svg:x2="4.552cm" svg:y2="11.881cm" svg:d="M2675 8408l1877 3473" svg:viewBox="0 0 1878 3474">
          <text:p/>
        </draw:connector>
        <draw:connector draw:style-name="gr6" draw:text-style-name="P4" draw:layer="layout" draw:type="line" svg:x1="2.675cm" svg:y1="8.408cm" svg:x2="4.552cm" svg:y2="13.617cm" svg:d="M2675 8408l1877 5209" svg:viewBox="0 0 1878 5210">
          <text:p/>
        </draw:connector>
        <draw:connector draw:style-name="gr6" draw:text-style-name="P4" draw:layer="layout" draw:type="line" svg:x1="2.675cm" svg:y1="10.145cm" svg:x2="4.552cm" svg:y2="6.672cm" svg:d="M2675 10145l1877-3473" svg:viewBox="0 0 1878 3474">
          <text:p/>
        </draw:connector>
        <draw:connector draw:style-name="gr6" draw:text-style-name="P4" draw:layer="layout" draw:type="line" svg:x1="2.675cm" svg:y1="10.145cm" svg:x2="4.552cm" svg:y2="8.408cm" svg:d="M2675 10145l1877-1737" svg:viewBox="0 0 1878 1738">
          <text:p/>
        </draw:connector>
        <draw:connector draw:style-name="gr6" draw:text-style-name="P4" draw:layer="layout" draw:type="line" svg:x1="2.675cm" svg:y1="10.145cm" svg:x2="4.552cm" svg:y2="10.145cm" svg:d="M2675 10145h1877" svg:viewBox="0 0 1878 1">
          <text:p/>
        </draw:connector>
        <draw:connector draw:style-name="gr6" draw:text-style-name="P4" draw:layer="layout" draw:type="line" svg:x1="2.675cm" svg:y1="10.145cm" svg:x2="4.552cm" svg:y2="11.881cm" svg:d="M2675 10145l1877 1736" svg:viewBox="0 0 1878 1737">
          <text:p/>
        </draw:connector>
        <draw:connector draw:style-name="gr6" draw:text-style-name="P4" draw:layer="layout" draw:type="line" svg:x1="2.675cm" svg:y1="10.145cm" svg:x2="4.552cm" svg:y2="13.617cm" svg:d="M2675 10145l1877 3472" svg:viewBox="0 0 1878 3473">
          <text:p/>
        </draw:connector>
        <draw:connector draw:style-name="gr6" draw:text-style-name="P4" draw:layer="layout" draw:type="line" svg:x1="2.675cm" svg:y1="11.881cm" svg:x2="4.552cm" svg:y2="6.672cm" svg:d="M2675 11881l1877-5209" svg:viewBox="0 0 1878 5210">
          <text:p/>
        </draw:connector>
        <draw:connector draw:style-name="gr6" draw:text-style-name="P4" draw:layer="layout" draw:type="line" svg:x1="2.675cm" svg:y1="11.881cm" svg:x2="4.552cm" svg:y2="8.408cm" svg:d="M2675 11881l1877-3473" svg:viewBox="0 0 1878 3474">
          <text:p/>
        </draw:connector>
        <draw:connector draw:style-name="gr6" draw:text-style-name="P4" draw:layer="layout" draw:type="line" svg:x1="2.675cm" svg:y1="11.881cm" svg:x2="4.552cm" svg:y2="10.145cm" svg:d="M2675 11881l1877-1736" svg:viewBox="0 0 1878 1737">
          <text:p/>
        </draw:connector>
        <draw:connector draw:style-name="gr6" draw:text-style-name="P4" draw:layer="layout" draw:type="line" svg:x1="2.675cm" svg:y1="11.881cm" svg:x2="4.552cm" svg:y2="11.881cm" svg:d="M2675 11881h1877" svg:viewBox="0 0 1878 1">
          <text:p/>
        </draw:connector>
        <draw:connector draw:style-name="gr6" draw:text-style-name="P4" draw:layer="layout" draw:type="line" svg:x1="2.675cm" svg:y1="11.881cm" svg:x2="4.552cm" svg:y2="13.617cm" svg:d="M2675 11881l1877 1736" svg:viewBox="0 0 1878 1737">
          <text:p/>
        </draw:connector>
        <draw:connector draw:style-name="gr6" draw:text-style-name="P4" draw:layer="layout" draw:type="line" svg:x1="6.028cm" svg:y1="6.672cm" svg:x2="8.314cm" svg:y2="6.672cm" draw:end-shape="id1" draw:end-glue-point="3" svg:d="M6028 6672h2286" svg:viewBox="0 0 2287 1">
          <text:p/>
        </draw:connector>
        <draw:connector draw:style-name="gr6" draw:text-style-name="P4" draw:layer="layout" draw:type="line" svg:x1="6.028cm" svg:y1="6.672cm" svg:x2="8.314cm" svg:y2="8.408cm" draw:end-shape="id2" draw:end-glue-point="3" svg:d="M6028 6672l2286 1736" svg:viewBox="0 0 2287 1737">
          <text:p/>
        </draw:connector>
        <draw:connector draw:style-name="gr6" draw:text-style-name="P4" draw:layer="layout" draw:type="line" svg:x1="6.028cm" svg:y1="6.672cm" svg:x2="8.314cm" svg:y2="10.144cm" draw:end-shape="id3" draw:end-glue-point="3" svg:d="M6028 6672l2286 3472" svg:viewBox="0 0 2287 3473">
          <text:p/>
        </draw:connector>
        <draw:connector draw:style-name="gr6" draw:text-style-name="P4" draw:layer="layout" draw:type="line" svg:x1="6.028cm" svg:y1="6.672cm" svg:x2="8.314cm" svg:y2="11.88cm" draw:end-shape="id4" draw:end-glue-point="3" svg:d="M6028 6672l2286 5208" svg:viewBox="0 0 2287 5209">
          <text:p/>
        </draw:connector>
        <draw:connector draw:style-name="gr6" draw:text-style-name="P4" draw:layer="layout" draw:type="line" svg:x1="6.028cm" svg:y1="6.672cm" svg:x2="8.314cm" svg:y2="13.617cm" draw:end-shape="id5" draw:end-glue-point="3" svg:d="M6028 6672l2286 6945" svg:viewBox="0 0 2287 6946">
          <text:p/>
        </draw:connector>
        <draw:connector draw:style-name="gr6" draw:text-style-name="P4" draw:layer="layout" draw:type="line" svg:x1="6.028cm" svg:y1="8.408cm" svg:x2="8.314cm" svg:y2="6.672cm" draw:end-shape="id1" draw:end-glue-point="3" svg:d="M6028 8408l2286-1736" svg:viewBox="0 0 2287 1737">
          <text:p/>
        </draw:connector>
        <draw:connector draw:style-name="gr6" draw:text-style-name="P4" draw:layer="layout" draw:type="line" svg:x1="6.028cm" svg:y1="8.408cm" svg:x2="8.314cm" svg:y2="8.408cm" draw:end-shape="id2" draw:end-glue-point="3" svg:d="M6028 8408h2286" svg:viewBox="0 0 2287 1">
          <text:p/>
        </draw:connector>
        <draw:connector draw:style-name="gr6" draw:text-style-name="P4" draw:layer="layout" draw:type="line" svg:x1="6.028cm" svg:y1="8.408cm" svg:x2="8.314cm" svg:y2="10.144cm" draw:end-shape="id3" draw:end-glue-point="3" svg:d="M6028 8408l2286 1736" svg:viewBox="0 0 2287 1737">
          <text:p/>
        </draw:connector>
        <draw:connector draw:style-name="gr6" draw:text-style-name="P4" draw:layer="layout" draw:type="line" svg:x1="6.028cm" svg:y1="8.408cm" svg:x2="8.314cm" svg:y2="11.88cm" draw:end-shape="id4" draw:end-glue-point="3" svg:d="M6028 8408l2286 3472" svg:viewBox="0 0 2287 3473">
          <text:p/>
        </draw:connector>
        <draw:connector draw:style-name="gr6" draw:text-style-name="P4" draw:layer="layout" draw:type="line" svg:x1="6.028cm" svg:y1="8.408cm" svg:x2="8.314cm" svg:y2="13.617cm" draw:end-shape="id5" draw:end-glue-point="3" svg:d="M6028 8408l2286 5209" svg:viewBox="0 0 2287 5210">
          <text:p/>
        </draw:connector>
        <draw:connector draw:style-name="gr6" draw:text-style-name="P4" draw:layer="layout" draw:type="line" svg:x1="6.028cm" svg:y1="10.145cm" svg:x2="8.314cm" svg:y2="6.672cm" draw:end-shape="id1" draw:end-glue-point="3" svg:d="M6028 10145l2286-3473" svg:viewBox="0 0 2287 3474">
          <text:p/>
        </draw:connector>
        <draw:connector draw:style-name="gr6" draw:text-style-name="P4" draw:layer="layout" draw:type="line" svg:x1="6.028cm" svg:y1="10.145cm" svg:x2="8.314cm" svg:y2="10.144cm" draw:end-shape="id3" svg:d="M6028 10145l2286-1" svg:viewBox="0 0 2287 2">
          <text:p/>
        </draw:connector>
        <draw:connector draw:style-name="gr6" draw:text-style-name="P4" draw:layer="layout" draw:type="line" svg:x1="6.028cm" svg:y1="10.145cm" svg:x2="8.314cm" svg:y2="11.88cm" draw:end-shape="id4" draw:end-glue-point="3" svg:d="M6028 10145l2286 1735" svg:viewBox="0 0 2287 1736">
          <text:p/>
        </draw:connector>
        <draw:connector draw:style-name="gr6" draw:text-style-name="P4" xml:id="id6" draw:id="id6" draw:layer="layout" draw:type="line" svg:x1="6.028cm" svg:y1="10.145cm" svg:x2="8.314cm" svg:y2="13.617cm" draw:end-shape="id5" draw:end-glue-point="3" svg:d="M6028 10145l2286 3472" svg:viewBox="0 0 2287 3473">
          <text:p/>
        </draw:connector>
        <draw:connector draw:style-name="gr6" draw:text-style-name="P4" draw:layer="layout" draw:type="line" svg:x1="6.028cm" svg:y1="11.881cm" svg:x2="8.314cm" svg:y2="6.672cm" draw:end-shape="id1" draw:end-glue-point="3" svg:d="M6028 11881l2286-5209" svg:viewBox="0 0 2287 5210">
          <text:p/>
        </draw:connector>
        <draw:connector draw:style-name="gr6" draw:text-style-name="P4" draw:layer="layout" draw:type="line" svg:x1="6.028cm" svg:y1="11.881cm" svg:x2="8.314cm" svg:y2="8.408cm" draw:end-shape="id2" draw:end-glue-point="3" svg:d="M6028 11881l2286-3473" svg:viewBox="0 0 2287 3474">
          <text:p/>
        </draw:connector>
        <draw:connector draw:style-name="gr6" draw:text-style-name="P4" draw:layer="layout" draw:type="line" svg:x1="6.028cm" svg:y1="11.881cm" svg:x2="8.314cm" svg:y2="10.144cm" draw:end-shape="id3" draw:end-glue-point="3" svg:d="M6028 11881l2286-1737" svg:viewBox="0 0 2287 1738">
          <text:p/>
        </draw:connector>
        <draw:connector draw:style-name="gr6" draw:text-style-name="P4" draw:layer="layout" draw:type="line" svg:x1="6.028cm" svg:y1="11.881cm" svg:x2="8.314cm" svg:y2="11.88cm" draw:end-shape="id4" svg:d="M6028 11881l2286-1" svg:viewBox="0 0 2287 2">
          <text:p/>
        </draw:connector>
        <draw:connector draw:style-name="gr6" draw:text-style-name="P4" draw:layer="layout" draw:type="line" svg:x1="6.028cm" svg:y1="11.881cm" svg:x2="8.314cm" svg:y2="13.617cm" draw:end-shape="id5" draw:end-glue-point="3" svg:d="M6028 11881l2286 1736" svg:viewBox="0 0 2287 1737">
          <text:p/>
        </draw:connector>
        <draw:connector draw:style-name="gr6" draw:text-style-name="P4" draw:layer="layout" draw:type="line" svg:x1="6.028cm" svg:y1="13.617cm" svg:x2="8.314cm" svg:y2="6.672cm" draw:end-shape="id1" draw:end-glue-point="3" svg:d="M6028 13617l2286-6945" svg:viewBox="0 0 2287 6946">
          <text:p/>
        </draw:connector>
        <draw:connector draw:style-name="gr6" draw:text-style-name="P4" draw:layer="layout" draw:type="line" svg:x1="6.028cm" svg:y1="13.617cm" svg:x2="8.314cm" svg:y2="8.408cm" draw:end-shape="id2" draw:end-glue-point="3" svg:d="M6028 13617l2286-5209" svg:viewBox="0 0 2287 5210">
          <text:p/>
        </draw:connector>
        <draw:connector draw:style-name="gr6" draw:text-style-name="P4" draw:layer="layout" draw:type="line" svg:x1="6.028cm" svg:y1="13.617cm" svg:x2="8.314cm" svg:y2="10.144cm" draw:end-shape="id3" draw:end-glue-point="3" svg:d="M6028 13617l2286-3473" svg:viewBox="0 0 2287 3474">
          <text:p/>
        </draw:connector>
        <draw:connector draw:style-name="gr6" draw:text-style-name="P4" draw:layer="layout" draw:type="line" svg:x1="6.028cm" svg:y1="13.617cm" svg:x2="8.314cm" svg:y2="11.88cm" draw:end-shape="id4" draw:end-glue-point="3" svg:d="M6028 13617l2286-1737" svg:viewBox="0 0 2287 1738">
          <text:p/>
        </draw:connector>
        <draw:connector draw:style-name="gr6" draw:text-style-name="P4" draw:layer="layout" draw:type="line" svg:x1="6.028cm" svg:y1="13.617cm" svg:x2="8.314cm" svg:y2="13.617cm" draw:end-shape="id5" draw:end-glue-point="3" svg:d="M6028 13617h2286" svg:viewBox="0 0 2287 1">
          <text:p/>
        </draw:connector>
        <draw:connector draw:style-name="gr6" draw:text-style-name="P4" draw:layer="layout" draw:type="line" svg:x1="9.79cm" svg:y1="6.672cm" svg:x2="12.01cm" svg:y2="6.672cm" svg:d="M9790 6672h2220" svg:viewBox="0 0 2221 1">
          <text:p/>
        </draw:connector>
        <draw:connector draw:style-name="gr6" draw:text-style-name="P4" draw:layer="layout" draw:type="line" svg:x1="9.79cm" svg:y1="6.672cm" svg:x2="12.01cm" svg:y2="8.408cm" svg:d="M9790 6672l2220 1736" svg:viewBox="0 0 2221 1737">
          <text:p/>
        </draw:connector>
        <draw:connector draw:style-name="gr6" draw:text-style-name="P4" draw:layer="layout" draw:type="line" svg:x1="9.79cm" svg:y1="6.672cm" svg:x2="12.01cm" svg:y2="10.145cm" svg:d="M9790 6672l2220 3473" svg:viewBox="0 0 2221 3474">
          <text:p/>
        </draw:connector>
        <draw:connector draw:style-name="gr6" draw:text-style-name="P4" draw:layer="layout" draw:type="line" svg:x1="9.79cm" svg:y1="6.672cm" svg:x2="12.01cm" svg:y2="11.881cm" svg:d="M9790 6672l2220 5209" svg:viewBox="0 0 2221 5210">
          <text:p/>
        </draw:connector>
        <draw:connector draw:style-name="gr6" draw:text-style-name="P4" draw:layer="layout" draw:type="line" svg:x1="9.79cm" svg:y1="6.672cm" svg:x2="12.01cm" svg:y2="13.617cm" svg:d="M9790 6672l2220 6945" svg:viewBox="0 0 2221 6946">
          <text:p/>
        </draw:connector>
        <draw:connector draw:style-name="gr6" draw:text-style-name="P4" draw:layer="layout" draw:type="line" svg:x1="9.79cm" svg:y1="8.408cm" svg:x2="12.01cm" svg:y2="6.672cm" svg:d="M9790 8408l2220-1736" svg:viewBox="0 0 2221 1737">
          <text:p/>
        </draw:connector>
        <draw:connector draw:style-name="gr6" draw:text-style-name="P4" draw:layer="layout" draw:type="line" svg:x1="9.79cm" svg:y1="8.408cm" svg:x2="12.01cm" svg:y2="8.408cm" svg:d="M9790 8408h2220" svg:viewBox="0 0 2221 1">
          <text:p/>
        </draw:connector>
        <draw:connector draw:style-name="gr6" draw:text-style-name="P4" draw:layer="layout" draw:type="line" svg:x1="9.79cm" svg:y1="8.408cm" svg:x2="12.01cm" svg:y2="10.145cm" svg:d="M9790 8408l2220 1737" svg:viewBox="0 0 2221 1738">
          <text:p/>
        </draw:connector>
        <draw:connector draw:style-name="gr6" draw:text-style-name="P4" draw:layer="layout" draw:type="line" svg:x1="9.79cm" svg:y1="8.408cm" svg:x2="12.01cm" svg:y2="11.881cm" svg:d="M9790 8408l2220 3473" svg:viewBox="0 0 2221 3474">
          <text:p/>
        </draw:connector>
        <draw:connector draw:style-name="gr6" draw:text-style-name="P4" draw:layer="layout" draw:type="line" svg:x1="9.79cm" svg:y1="8.408cm" svg:x2="12.01cm" svg:y2="13.617cm" svg:d="M9790 8408l2220 5209" svg:viewBox="0 0 2221 5210">
          <text:p/>
        </draw:connector>
        <draw:connector draw:style-name="gr6" draw:text-style-name="P4" draw:layer="layout" draw:type="line" svg:x1="9.79cm" svg:y1="10.145cm" svg:x2="12.01cm" svg:y2="6.672cm" svg:d="M9790 10145l2220-3473" svg:viewBox="0 0 2221 3474">
          <text:p/>
        </draw:connector>
        <draw:connector draw:style-name="gr6" draw:text-style-name="P4" draw:layer="layout" draw:type="line" svg:x1="9.79cm" svg:y1="10.145cm" svg:x2="12.01cm" svg:y2="8.408cm" svg:d="M9790 10145l2220-1737" svg:viewBox="0 0 2221 1738">
          <text:p/>
        </draw:connector>
        <draw:connector draw:style-name="gr6" draw:text-style-name="P4" draw:layer="layout" draw:type="line" svg:x1="9.79cm" svg:y1="10.145cm" svg:x2="12.01cm" svg:y2="10.145cm" svg:d="M9790 10145h2220" svg:viewBox="0 0 2221 1">
          <text:p/>
        </draw:connector>
        <draw:connector draw:style-name="gr6" draw:text-style-name="P4" draw:layer="layout" draw:type="line" svg:x1="9.79cm" svg:y1="10.145cm" svg:x2="12.01cm" svg:y2="11.881cm" svg:d="M9790 10145l2220 1736" svg:viewBox="0 0 2221 1737">
          <text:p/>
        </draw:connector>
        <draw:connector draw:style-name="gr6" draw:text-style-name="P4" draw:layer="layout" draw:type="line" svg:x1="9.79cm" svg:y1="10.145cm" svg:x2="12.01cm" svg:y2="13.617cm" svg:d="M9790 10145l2220 3472" svg:viewBox="0 0 2221 3473">
          <text:p/>
        </draw:connector>
        <draw:connector draw:style-name="gr6" draw:text-style-name="P4" draw:layer="layout" draw:type="line" svg:x1="9.79cm" svg:y1="11.881cm" svg:x2="12.01cm" svg:y2="6.672cm" svg:d="M9790 11881l2220-5209" svg:viewBox="0 0 2221 5210">
          <text:p/>
        </draw:connector>
        <draw:connector draw:style-name="gr6" draw:text-style-name="P4" draw:layer="layout" draw:type="line" svg:x1="9.79cm" svg:y1="11.881cm" svg:x2="12.01cm" svg:y2="8.408cm" svg:d="M9790 11881l2220-3473" svg:viewBox="0 0 2221 3474">
          <text:p/>
        </draw:connector>
        <draw:connector draw:style-name="gr6" draw:text-style-name="P4" draw:layer="layout" draw:type="line" svg:x1="9.79cm" svg:y1="11.881cm" svg:x2="12.01cm" svg:y2="10.145cm" svg:d="M9790 11881l2220-1736" svg:viewBox="0 0 2221 1737">
          <text:p/>
        </draw:connector>
        <draw:connector draw:style-name="gr6" draw:text-style-name="P4" draw:layer="layout" draw:type="line" svg:x1="9.79cm" svg:y1="11.881cm" svg:x2="12.01cm" svg:y2="11.881cm" svg:d="M9790 11881h2220" svg:viewBox="0 0 2221 1">
          <text:p/>
        </draw:connector>
        <draw:connector draw:style-name="gr6" draw:text-style-name="P4" draw:layer="layout" draw:type="line" svg:x1="9.79cm" svg:y1="11.881cm" svg:x2="12.01cm" svg:y2="13.617cm" svg:d="M9790 11881l2220 1736" svg:viewBox="0 0 2221 1737">
          <text:p/>
        </draw:connector>
        <draw:connector draw:style-name="gr6" draw:text-style-name="P4" draw:layer="layout" draw:type="line" svg:x1="9.79cm" svg:y1="13.617cm" svg:x2="12.01cm" svg:y2="6.672cm" svg:d="M9790 13617l2220-6945" svg:viewBox="0 0 2221 6946">
          <text:p/>
        </draw:connector>
        <draw:connector draw:style-name="gr6" draw:text-style-name="P4" draw:layer="layout" draw:type="line" svg:x1="9.79cm" svg:y1="13.617cm" svg:x2="12.01cm" svg:y2="8.408cm" svg:d="M9790 13617l2220-5209" svg:viewBox="0 0 2221 5210">
          <text:p/>
        </draw:connector>
        <draw:connector draw:style-name="gr6" draw:text-style-name="P4" draw:layer="layout" draw:type="line" svg:x1="9.79cm" svg:y1="13.617cm" svg:x2="12.01cm" svg:y2="10.145cm" svg:d="M9790 13617l2220-3472" svg:viewBox="0 0 2221 3473">
          <text:p/>
        </draw:connector>
        <draw:connector draw:style-name="gr6" draw:text-style-name="P4" draw:layer="layout" draw:type="line" svg:x1="9.79cm" svg:y1="13.617cm" svg:x2="12.01cm" svg:y2="11.881cm" svg:d="M9790 13617l2220-1736" svg:viewBox="0 0 2221 1737">
          <text:p/>
        </draw:connector>
        <draw:connector draw:style-name="gr6" draw:text-style-name="P4" draw:layer="layout" draw:type="line" svg:x1="9.79cm" svg:y1="13.617cm" svg:x2="12.01cm" svg:y2="13.617cm" svg:d="M9790 13617h2220" svg:viewBox="0 0 2221 1">
          <text:p/>
        </draw:connector>
        <draw:connector draw:style-name="gr6" draw:text-style-name="P4" draw:layer="layout" draw:type="line" svg:x1="17.199cm" svg:y1="6.672cm" svg:x2="18.762cm" svg:y2="10.145cm" svg:d="M17199 6672l1563 3473" svg:viewBox="0 0 1564 3474">
          <text:p/>
        </draw:connector>
        <draw:connector draw:style-name="gr6" draw:text-style-name="P4" draw:layer="layout" draw:type="line" svg:x1="17.199cm" svg:y1="8.408cm" svg:x2="18.762cm" svg:y2="10.145cm" svg:d="M17199 8408l1563 1737" svg:viewBox="0 0 1564 1738">
          <text:p/>
        </draw:connector>
        <draw:connector draw:style-name="gr6" draw:text-style-name="P4" draw:layer="layout" draw:type="line" svg:x1="17.199cm" svg:y1="10.145cm" svg:x2="18.762cm" svg:y2="10.145cm" svg:d="M17199 10145h1563" svg:viewBox="0 0 1564 1">
          <text:p/>
        </draw:connector>
        <draw:connector draw:style-name="gr6" draw:text-style-name="P4" draw:layer="layout" draw:type="line" svg:x1="17.199cm" svg:y1="13.617cm" svg:x2="18.762cm" svg:y2="10.145cm" svg:d="M17199 13617l1563-3472" svg:viewBox="0 0 1564 3473">
          <text:p/>
        </draw:connector>
        <draw:connector draw:style-name="gr6" draw:text-style-name="P4" draw:layer="layout" draw:type="line" svg:x1="17.199cm" svg:y1="11.881cm" svg:x2="18.762cm" svg:y2="10.145cm" svg:d="M17199 11881l1563-1736" svg:viewBox="0 0 1564 1737">
          <text:p/>
        </draw:connector>
        <draw:path draw:style-name="gr4" draw:text-style-name="P2" draw:layer="layout" svg:width="1.474cm" svg:height="1.474cm" svg:x="15.685cm" svg:y="5.935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5.685cm" svg:y="7.671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5.685cm" svg:y="9.40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5.685cm" svg:y="11.143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4" draw:text-style-name="P2" draw:layer="layout" svg:width="1.474cm" svg:height="1.474cm" svg:x="15.685cm" svg:y="12.88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connector draw:style-name="gr6" draw:text-style-name="P4" draw:layer="layout" draw:type="line" svg:x1="13.49cm" svg:y1="6.672cm" svg:x2="15.711cm" svg:y2="6.672cm" svg:d="M13490 6672h2221" svg:viewBox="0 0 2222 1">
          <text:p/>
        </draw:connector>
        <draw:connector draw:style-name="gr6" draw:text-style-name="P4" draw:layer="layout" draw:type="line" svg:x1="13.49cm" svg:y1="6.672cm" svg:x2="15.711cm" svg:y2="8.408cm" svg:d="M13490 6672l2221 1736" svg:viewBox="0 0 2222 1737">
          <text:p/>
        </draw:connector>
        <draw:connector draw:style-name="gr6" draw:text-style-name="P4" draw:layer="layout" draw:type="line" svg:x1="13.49cm" svg:y1="6.672cm" svg:x2="15.711cm" svg:y2="10.145cm" svg:d="M13490 6672l2221 3473" svg:viewBox="0 0 2222 3474">
          <text:p/>
        </draw:connector>
        <draw:connector draw:style-name="gr6" draw:text-style-name="P4" draw:layer="layout" draw:type="line" svg:x1="13.49cm" svg:y1="6.672cm" svg:x2="15.711cm" svg:y2="11.881cm" svg:d="M13490 6672l2221 5209" svg:viewBox="0 0 2222 5210">
          <text:p/>
        </draw:connector>
        <draw:connector draw:style-name="gr6" draw:text-style-name="P4" draw:layer="layout" draw:type="line" svg:x1="13.49cm" svg:y1="6.672cm" svg:x2="15.711cm" svg:y2="13.617cm" svg:d="M13490 6672l2221 6945" svg:viewBox="0 0 2222 6946">
          <text:p/>
        </draw:connector>
        <draw:connector draw:style-name="gr6" draw:text-style-name="P4" draw:layer="layout" draw:type="line" svg:x1="13.49cm" svg:y1="8.408cm" svg:x2="15.711cm" svg:y2="6.672cm" svg:d="M13490 8408l2221-1736" svg:viewBox="0 0 2222 1737">
          <text:p/>
        </draw:connector>
        <draw:connector draw:style-name="gr6" draw:text-style-name="P4" draw:layer="layout" draw:type="line" svg:x1="13.49cm" svg:y1="8.408cm" svg:x2="15.711cm" svg:y2="8.408cm" svg:d="M13490 8408h2221" svg:viewBox="0 0 2222 1">
          <text:p/>
        </draw:connector>
        <draw:connector draw:style-name="gr6" draw:text-style-name="P4" draw:layer="layout" draw:type="line" svg:x1="13.49cm" svg:y1="8.408cm" svg:x2="15.711cm" svg:y2="10.145cm" svg:d="M13490 8408l2221 1737" svg:viewBox="0 0 2222 1738">
          <text:p/>
        </draw:connector>
        <draw:connector draw:style-name="gr6" draw:text-style-name="P4" draw:layer="layout" draw:type="line" svg:x1="13.49cm" svg:y1="8.408cm" svg:x2="15.711cm" svg:y2="11.881cm" svg:d="M13490 8408l2221 3473" svg:viewBox="0 0 2222 3474">
          <text:p/>
        </draw:connector>
        <draw:connector draw:style-name="gr6" draw:text-style-name="P4" draw:layer="layout" draw:type="line" svg:x1="13.49cm" svg:y1="8.408cm" svg:x2="15.711cm" svg:y2="13.617cm" svg:d="M13490 8408l2221 5209" svg:viewBox="0 0 2222 5210">
          <text:p/>
        </draw:connector>
        <draw:connector draw:style-name="gr6" draw:text-style-name="P4" draw:layer="layout" draw:type="line" svg:x1="13.49cm" svg:y1="10.145cm" svg:x2="15.711cm" svg:y2="6.672cm" svg:d="M13490 10145l2221-3473" svg:viewBox="0 0 2222 3474">
          <text:p/>
        </draw:connector>
        <draw:connector draw:style-name="gr6" draw:text-style-name="P4" draw:layer="layout" draw:type="line" svg:x1="13.49cm" svg:y1="10.145cm" svg:x2="15.711cm" svg:y2="8.408cm" svg:d="M13490 10145l2221-1737" svg:viewBox="0 0 2222 1738">
          <text:p/>
        </draw:connector>
        <draw:connector draw:style-name="gr6" draw:text-style-name="P4" draw:layer="layout" draw:type="line" svg:x1="13.49cm" svg:y1="10.145cm" svg:x2="15.711cm" svg:y2="10.145cm" svg:d="M13490 10145h2221" svg:viewBox="0 0 2222 1">
          <text:p/>
        </draw:connector>
        <draw:connector draw:style-name="gr6" draw:text-style-name="P4" draw:layer="layout" draw:type="line" svg:x1="13.49cm" svg:y1="10.145cm" svg:x2="15.711cm" svg:y2="11.881cm" svg:d="M13490 10145l2221 1736" svg:viewBox="0 0 2222 1737">
          <text:p/>
        </draw:connector>
        <draw:connector draw:style-name="gr6" draw:text-style-name="P4" draw:layer="layout" draw:type="line" svg:x1="13.49cm" svg:y1="10.145cm" svg:x2="15.711cm" svg:y2="13.617cm" svg:d="M13490 10145l2221 3472" svg:viewBox="0 0 2222 3473">
          <text:p/>
        </draw:connector>
        <draw:connector draw:style-name="gr6" draw:text-style-name="P4" draw:layer="layout" draw:type="line" svg:x1="13.49cm" svg:y1="11.881cm" svg:x2="15.711cm" svg:y2="6.672cm" svg:d="M13490 11881l2221-5209" svg:viewBox="0 0 2222 5210">
          <text:p/>
        </draw:connector>
        <draw:connector draw:style-name="gr6" draw:text-style-name="P4" draw:layer="layout" draw:type="line" svg:x1="13.49cm" svg:y1="11.881cm" svg:x2="15.711cm" svg:y2="8.408cm" svg:d="M13490 11881l2221-3473" svg:viewBox="0 0 2222 3474">
          <text:p/>
        </draw:connector>
        <draw:connector draw:style-name="gr6" draw:text-style-name="P4" draw:layer="layout" draw:type="line" svg:x1="13.49cm" svg:y1="11.881cm" svg:x2="15.711cm" svg:y2="10.145cm" svg:d="M13490 11881l2221-1736" svg:viewBox="0 0 2222 1737">
          <text:p/>
        </draw:connector>
        <draw:connector draw:style-name="gr6" draw:text-style-name="P4" draw:layer="layout" draw:type="line" svg:x1="13.49cm" svg:y1="11.881cm" svg:x2="15.711cm" svg:y2="11.881cm" svg:d="M13490 11881h2221" svg:viewBox="0 0 2222 1">
          <text:p/>
        </draw:connector>
        <draw:connector draw:style-name="gr6" draw:text-style-name="P4" draw:layer="layout" draw:type="line" svg:x1="13.49cm" svg:y1="11.881cm" svg:x2="15.711cm" svg:y2="13.617cm" svg:d="M13490 11881l2221 1736" svg:viewBox="0 0 2222 1737">
          <text:p/>
        </draw:connector>
        <draw:connector draw:style-name="gr6" draw:text-style-name="P4" draw:layer="layout" draw:type="line" svg:x1="13.49cm" svg:y1="13.617cm" svg:x2="15.711cm" svg:y2="6.672cm" svg:d="M13490 13617l2221-6945" svg:viewBox="0 0 2222 6946">
          <text:p/>
        </draw:connector>
        <draw:connector draw:style-name="gr6" draw:text-style-name="P4" draw:layer="layout" draw:type="line" svg:x1="13.49cm" svg:y1="13.617cm" svg:x2="15.711cm" svg:y2="8.408cm" svg:d="M13490 13617l2221-5209" svg:viewBox="0 0 2222 5210">
          <text:p/>
        </draw:connector>
        <draw:connector draw:style-name="gr6" draw:text-style-name="P4" draw:layer="layout" draw:type="line" svg:x1="13.49cm" svg:y1="13.617cm" svg:x2="15.711cm" svg:y2="10.145cm" svg:d="M13490 13617l2221-3472" svg:viewBox="0 0 2222 3473">
          <text:p/>
        </draw:connector>
        <draw:connector draw:style-name="gr6" draw:text-style-name="P4" draw:layer="layout" draw:type="line" svg:x1="13.49cm" svg:y1="13.617cm" svg:x2="15.711cm" svg:y2="11.881cm" svg:d="M13490 13617l2221-1736" svg:viewBox="0 0 2222 1737">
          <text:p/>
        </draw:connector>
        <draw:connector draw:style-name="gr6" draw:text-style-name="P4" draw:layer="layout" draw:type="line" svg:x1="13.49cm" svg:y1="13.617cm" svg:x2="15.711cm" svg:y2="13.617cm" svg:d="M13490 13617h2221" svg:viewBox="0 0 2222 1">
          <text:p/>
        </draw:connector>
        <draw:frame draw:style-name="gr7" draw:text-style-name="P5" draw:layer="layout" svg:width="3.638cm" svg:height="1.199cm" svg:x="0.994cm" svg:y="14.179cm">
          <draw:text-box>
            <text:p><text:span text:style-name="T1">Input:</text:span></text:p>
            <text:p><text:span text:style-name="T1">3 feature nodes</text:span></text:p>
          </draw:text-box>
        </draw:frame>
        <draw:frame draw:style-name="gr8" draw:text-style-name="P5" draw:layer="layout" svg:width="3.4cm" svg:height="1.673cm" svg:x="18.2cm" svg:y="14.179cm">
          <draw:text-box>
            <text:p><text:span text:style-name="T1">Output:</text:span></text:p>
            <text:p><text:span text:style-name="T1">1 feature node</text:span></text:p>
          </draw:text-box>
        </draw:frame>
        <draw:frame draw:style-name="gr9" draw:text-style-name="P5" draw:layer="layout" svg:width="3.2cm" svg:height="1.199cm" svg:x="9.3cm" svg:y="14.179cm">
          <draw:text-box>
            <text:p><text:span text:style-name="T1">4 Hidden:</text:span></text:p>
            <text:p><text:span text:style-name="T1">5 nodes each</text:span></text:p>
          </draw:text-box>
        </draw:frame>
        <draw:frame draw:style-name="gr10" draw:text-style-name="P5" draw:layer="layout" svg:width="1.484cm" svg:height="1.244cm" svg:x="2.879cm" svg:y="5.276cm">
          <draw:text-box>
            <text:p><text:span text:style-name="T1">tanh</text:span></text:p>
          </draw:text-box>
        </draw:frame>
        <draw:frame draw:style-name="gr10" draw:text-style-name="P5" draw:layer="layout" svg:width="1.462cm" svg:height="1.244cm" svg:x="17.249cm" svg:y="5.276cm">
          <draw:text-box>
            <text:p><text:span text:style-name="T1">tanh</text:span></text:p>
          </draw:text-box>
        </draw:frame>
        <draw:frame draw:style-name="gr11" draw:text-style-name="P5" draw:layer="layout" svg:width="1.636cm" svg:height="1.244cm" svg:x="6.353cm" svg:y="5.276cm">
          <draw:text-box>
            <text:p><text:span text:style-name="T1">ReLU</text:span></text:p>
          </draw:text-box>
        </draw:frame>
        <draw:frame draw:style-name="gr11" draw:text-style-name="P5" draw:layer="layout" svg:width="1.683cm" svg:height="1.244cm" svg:x="10.084cm" svg:y="5.276cm">
          <draw:text-box>
            <text:p><text:span text:style-name="T1">ReLU</text:span></text:p>
          </draw:text-box>
        </draw:frame>
        <draw:frame draw:style-name="gr11" draw:text-style-name="P5" draw:layer="layout" svg:width="1.607cm" svg:height="1.244cm" svg:x="13.797cm" svg:y="5.276cm">
          <draw:text-box>
            <text:p><text:span text:style-name="T1">ReLU</text:span></text:p>
          </draw:text-box>
        </draw:frame>
        <draw:connector draw:style-name="gr6" draw:text-style-name="P4" draw:layer="layout" draw:type="line" svg:x1="6.028cm" svg:y1="10.145cm" svg:x2="8.314cm" svg:y2="8.408cm" draw:start-shape="id6" draw:start-glue-point="2" draw:end-shape="id2" draw:end-glue-point="3" svg:d="M6028 10145l2286-1737" svg:viewBox="0 0 2287 1738">
          <text:p/>
        </draw:connector>
        <draw:path draw:style-name="gr1" draw:text-style-name="P1" draw:layer="layout" svg:width="1.474cm" svg:height="1.474cm" svg:x="1.201cm" svg:y="2.635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01cm" svg:y="4.356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01cm" svg:y="6.07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02cm" svg:y="-2.527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02cm" svg:y="-0.806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02cm" svg:y="0.914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  <draw:path draw:style-name="gr1" draw:text-style-name="P1" draw:layer="layout" svg:width="1.474cm" svg:height="1.474cm" svg:x="1.203cm" svg:y="-4.249cm" svg:viewBox="0 0 1475 1475" svg:d="M1475 738c0 135-30 251-99 368-67 118-152 203-269 270-118 68-233 99-369 99s-252-31-369-99c-118-67-202-152-270-270-68-117-99-233-99-368 0-136 31-252 99-369 68-118 152-202 270-270 117-68 233-99 369-99s251 31 369 99c117 68 202 152 269 270 69 117 99 233 99 36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2" draw:style="rect" draw:dots1="1" draw:dots1-length="0.026cm" draw:distance="0.026cm"/>
    <draw:stroke-dash draw:name="dash3" draw:style="rect" draw:dots1="1" draw:dots1-length="0.026cm" draw:distance="0.026cm"/>
    <draw:stroke-dash draw:name="dash5" draw:style="rect" draw:dots1="1" draw:dots1-length="0.026cm" draw:distance="0.026cm"/>
    <draw:stroke-dash draw:name="dash7" draw:style="rect" draw:dots1="1" draw:dots1-length="0.026cm" draw:distance="0.026cm"/>
    <draw:stroke-dash draw:name="dash8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5-01-11T12:08:13.422740049</dc:date>
    <meta:editing-duration>PT39M53S</meta:editing-duration>
    <meta:editing-cycles>15</meta:editing-cycles>
    <meta:generator>LibreOffice/6.0.7.3$Linux_X86_64 LibreOffice_project/00m0$Build-3</meta:generator>
    <meta:document-statistic meta:object-count="134"/>
  </office:meta>
</office:document-meta>
</file>